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950872316384" calcext:value-type="float">
            <text:p>2.14951</text:p>
          </table:table-cell>
          <table:table-cell office:value-type="float" office:value="2.48522567231638" calcext:value-type="float">
            <text:p>2.48523</text:p>
          </table:table-cell>
          <table:table-cell office:value-type="float" office:value="3.56467227118644" calcext:value-type="float">
            <text:p>3.56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17204519774" calcext:value-type="float">
            <text:p>2.23217</text:p>
          </table:table-cell>
          <table:table-cell office:value-type="float" office:value="2.37999012429379" calcext:value-type="float">
            <text:p>2.37999</text:p>
          </table:table-cell>
          <table:table-cell office:value-type="float" office:value="3.28590833898305" calcext:value-type="float">
            <text:p>3.285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872924293785" calcext:value-type="float">
            <text:p>2.34873</text:p>
          </table:table-cell>
          <table:table-cell office:value-type="float" office:value="2.04082551412429" calcext:value-type="float">
            <text:p>2.04083</text:p>
          </table:table-cell>
          <table:table-cell office:value-type="float" office:value="2.72950915254237" calcext:value-type="float">
            <text:p>2.729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22865536723" calcext:value-type="float">
            <text:p>2.34723</text:p>
          </table:table-cell>
          <table:table-cell office:value-type="float" office:value="2.08772074576271" calcext:value-type="float">
            <text:p>2.08772</text:p>
          </table:table-cell>
          <table:table-cell office:value-type="float" office:value="2.67924094915254" calcext:value-type="float">
            <text:p>2.679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688305084746" calcext:value-type="float">
            <text:p>2.34688</text:p>
          </table:table-cell>
          <table:table-cell office:value-type="float" office:value="2.18046508474576" calcext:value-type="float">
            <text:p>2.18047</text:p>
          </table:table-cell>
          <table:table-cell office:value-type="float" office:value="2.90922549152542" calcext:value-type="float">
            <text:p>2.909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195098305085" calcext:value-type="float">
            <text:p>2.33195</text:p>
          </table:table-cell>
          <table:table-cell office:value-type="float" office:value="2.13662962711864" calcext:value-type="float">
            <text:p>2.13663</text:p>
          </table:table-cell>
          <table:table-cell office:value-type="float" office:value="2.8362866440678" calcext:value-type="float">
            <text:p>2.836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849435028249" calcext:value-type="float">
            <text:p>2.32849</text:p>
          </table:table-cell>
          <table:table-cell office:value-type="float" office:value="2.18239604519774" calcext:value-type="float">
            <text:p>2.1824</text:p>
          </table:table-cell>
          <table:table-cell office:value-type="float" office:value="3.06950020338983" calcext:value-type="float">
            <text:p>3.06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596273446328" calcext:value-type="float">
            <text:p>2.32596</text:p>
          </table:table-cell>
          <table:table-cell office:value-type="float" office:value="2.16609934463277" calcext:value-type="float">
            <text:p>2.1661</text:p>
          </table:table-cell>
          <table:table-cell office:value-type="float" office:value="2.98855783050847" calcext:value-type="float">
            <text:p>2.988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26110960452" calcext:value-type="float">
            <text:p>2.32261</text:p>
          </table:table-cell>
          <table:table-cell office:value-type="float" office:value="2.13488940112994" calcext:value-type="float">
            <text:p>2.13489</text:p>
          </table:table-cell>
          <table:table-cell office:value-type="float" office:value="2.79276149152542" calcext:value-type="float">
            <text:p>2.792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572" calcext:value-type="float">
            <text:p>2.25757</text:p>
          </table:table-cell>
          <table:table-cell office:value-type="float" office:value="2.3069729039548" calcext:value-type="float">
            <text:p>2.30697</text:p>
          </table:table-cell>
          <table:table-cell office:value-type="float" office:value="3.09403308474576" calcext:value-type="float">
            <text:p>3.094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1618079096" calcext:value-type="float">
            <text:p>2.24416</text:p>
          </table:table-cell>
          <table:table-cell office:value-type="float" office:value="2.30647254237288" calcext:value-type="float">
            <text:p>2.30647</text:p>
          </table:table-cell>
          <table:table-cell office:value-type="float" office:value="3.25689410169491" calcext:value-type="float">
            <text:p>3.256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305005649718" calcext:value-type="float">
            <text:p>2.30305</text:p>
          </table:table-cell>
          <table:table-cell office:value-type="float" office:value="2.13459435028249" calcext:value-type="float">
            <text:p>2.13459</text:p>
          </table:table-cell>
          <table:table-cell office:value-type="float" office:value="2.77093261016949" calcext:value-type="float">
            <text:p>2.770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70555932203" calcext:value-type="float">
            <text:p>2.30271</text:p>
          </table:table-cell>
          <table:table-cell office:value-type="float" office:value="2.21168680225989" calcext:value-type="float">
            <text:p>2.21169</text:p>
          </table:table-cell>
          <table:table-cell office:value-type="float" office:value="3.01443281355932" calcext:value-type="float">
            <text:p>3.01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2917514124" calcext:value-type="float">
            <text:p>2.29903</text:p>
          </table:table-cell>
          <table:table-cell office:value-type="float" office:value="2.19668092655367" calcext:value-type="float">
            <text:p>2.19668</text:p>
          </table:table-cell>
          <table:table-cell office:value-type="float" office:value="2.87870237288136" calcext:value-type="float">
            <text:p>2.87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47873446328" calcext:value-type="float">
            <text:p>2.29748</text:p>
          </table:table-cell>
          <table:table-cell office:value-type="float" office:value="2.21709602259887" calcext:value-type="float">
            <text:p>2.2171</text:p>
          </table:table-cell>
          <table:table-cell office:value-type="float" office:value="2.98576406779661" calcext:value-type="float">
            <text:p>2.985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605279096045" calcext:value-type="float">
            <text:p>2.29605</text:p>
          </table:table-cell>
          <table:table-cell office:value-type="float" office:value="2.28462216949153" calcext:value-type="float">
            <text:p>2.28462</text:p>
          </table:table-cell>
          <table:table-cell office:value-type="float" office:value="3.17309179661017" calcext:value-type="float">
            <text:p>3.17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82971751412" calcext:value-type="float">
            <text:p>2.29483</text:p>
          </table:table-cell>
          <table:table-cell office:value-type="float" office:value="2.09647751412429" calcext:value-type="float">
            <text:p>2.09648</text:p>
          </table:table-cell>
          <table:table-cell office:value-type="float" office:value="2.52016650847458" calcext:value-type="float">
            <text:p>2.520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111536723164" calcext:value-type="float">
            <text:p>2.23112</text:p>
          </table:table-cell>
          <table:table-cell office:value-type="float" office:value="2.29265536723164" calcext:value-type="float">
            <text:p>2.29266</text:p>
          </table:table-cell>
          <table:table-cell office:value-type="float" office:value="2.96725206779661" calcext:value-type="float">
            <text:p>2.967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22259887006" calcext:value-type="float">
            <text:p>2.28722</text:p>
          </table:table-cell>
          <table:table-cell office:value-type="float" office:value="2.1873002259887" calcext:value-type="float">
            <text:p>2.1873</text:p>
          </table:table-cell>
          <table:table-cell office:value-type="float" office:value="2.85500881355932" calcext:value-type="float">
            <text:p>2.85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19857627119" calcext:value-type="float">
            <text:p>2.2322</text:p>
          </table:table-cell>
          <table:table-cell office:value-type="float" office:value="2.28554931073446" calcext:value-type="float">
            <text:p>2.28555</text:p>
          </table:table-cell>
          <table:table-cell office:value-type="float" office:value="2.99555416949153" calcext:value-type="float">
            <text:p>2.995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280989830508" calcext:value-type="float">
            <text:p>2.28281</text:p>
          </table:table-cell>
          <table:table-cell office:value-type="float" office:value="2.22568741242938" calcext:value-type="float">
            <text:p>2.22569</text:p>
          </table:table-cell>
          <table:table-cell office:value-type="float" office:value="3.0686093559322" calcext:value-type="float">
            <text:p>3.068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83444067797" calcext:value-type="float">
            <text:p>2.27783</text:p>
          </table:table-cell>
          <table:table-cell office:value-type="float" office:value="2.20997590960452" calcext:value-type="float">
            <text:p>2.20998</text:p>
          </table:table-cell>
          <table:table-cell office:value-type="float" office:value="2.98941776271186" calcext:value-type="float">
            <text:p>2.989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76770621469" calcext:value-type="float">
            <text:p>2.27277</text:p>
          </table:table-cell>
          <table:table-cell office:value-type="float" office:value="2.2079704180791" calcext:value-type="float">
            <text:p>2.20797</text:p>
          </table:table-cell>
          <table:table-cell office:value-type="float" office:value="2.91153383050847" calcext:value-type="float">
            <text:p>2.911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02077740113" calcext:value-type="float">
            <text:p>2.26021</text:p>
          </table:table-cell>
          <table:table-cell office:value-type="float" office:value="2.26748766101695" calcext:value-type="float">
            <text:p>2.26749</text:p>
          </table:table-cell>
          <table:table-cell office:value-type="float" office:value="2.97092718644068" calcext:value-type="float">
            <text:p>2.970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2458079096" calcext:value-type="float">
            <text:p>2.26725</text:p>
          </table:table-cell>
          <table:table-cell office:value-type="float" office:value="2.22736140112994" calcext:value-type="float">
            <text:p>2.22736</text:p>
          </table:table-cell>
          <table:table-cell office:value-type="float" office:value="2.83148610169491" calcext:value-type="float">
            <text:p>2.831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42578531073" calcext:value-type="float">
            <text:p>2.26043</text:p>
          </table:table-cell>
          <table:table-cell office:value-type="float" office:value="2.23782838418079" calcext:value-type="float">
            <text:p>2.23783</text:p>
          </table:table-cell>
          <table:table-cell office:value-type="float" office:value="2.97123416949153" calcext:value-type="float">
            <text:p>2.971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02207909605" calcext:value-type="float">
            <text:p>2.25902</text:p>
          </table:table-cell>
          <table:table-cell office:value-type="float" office:value="2.24449055367232" calcext:value-type="float">
            <text:p>2.24449</text:p>
          </table:table-cell>
          <table:table-cell office:value-type="float" office:value="2.94330983050847" calcext:value-type="float">
            <text:p>2.943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45957062147" calcext:value-type="float">
            <text:p>2.25746</text:p>
          </table:table-cell>
          <table:table-cell office:value-type="float" office:value="2.22030465536723" calcext:value-type="float">
            <text:p>2.2203</text:p>
          </table:table-cell>
          <table:table-cell office:value-type="float" office:value="2.80898793220339" calcext:value-type="float">
            <text:p>2.808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48962711864" calcext:value-type="float">
            <text:p>2.25349</text:p>
          </table:table-cell>
          <table:table-cell office:value-type="float" office:value="2.25482205649718" calcext:value-type="float">
            <text:p>2.25482</text:p>
          </table:table-cell>
          <table:table-cell office:value-type="float" office:value="3.10600216949153" calcext:value-type="float">
            <text:p>3.1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30298305085" calcext:value-type="float">
            <text:p>2.2533</text:p>
          </table:table-cell>
          <table:table-cell office:value-type="float" office:value="2.3202249039548" calcext:value-type="float">
            <text:p>2.32022</text:p>
          </table:table-cell>
          <table:table-cell office:value-type="float" office:value="3.15818793220339" calcext:value-type="float">
            <text:p>3.158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78978531073" calcext:value-type="float">
            <text:p>2.25179</text:p>
          </table:table-cell>
          <table:table-cell office:value-type="float" office:value="2.27247091525424" calcext:value-type="float">
            <text:p>2.27247</text:p>
          </table:table-cell>
          <table:table-cell office:value-type="float" office:value="3.08785247457627" calcext:value-type="float">
            <text:p>3.087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73279096045" calcext:value-type="float">
            <text:p>2.24973</text:p>
          </table:table-cell>
          <table:table-cell office:value-type="float" office:value="2.2512938079096" calcext:value-type="float">
            <text:p>2.25129</text:p>
          </table:table-cell>
          <table:table-cell office:value-type="float" office:value="2.96494806779661" calcext:value-type="float">
            <text:p>2.96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860442937853" calcext:value-type="float">
            <text:p>2.2486</text:p>
          </table:table-cell>
          <table:table-cell office:value-type="float" office:value="2.34208081355932" calcext:value-type="float">
            <text:p>2.34208</text:p>
          </table:table-cell>
          <table:table-cell office:value-type="float" office:value="3.43032433898305" calcext:value-type="float">
            <text:p>3.430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00325423729" calcext:value-type="float">
            <text:p>2.248</text:p>
          </table:table-cell>
          <table:table-cell office:value-type="float" office:value="2.26988607909605" calcext:value-type="float">
            <text:p>2.26989</text:p>
          </table:table-cell>
          <table:table-cell office:value-type="float" office:value="3.04211850847458" calcext:value-type="float">
            <text:p>3.042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37615819209" calcext:value-type="float">
            <text:p>2.24738</text:p>
          </table:table-cell>
          <table:table-cell office:value-type="float" office:value="2.2812620338983" calcext:value-type="float">
            <text:p>2.28126</text:p>
          </table:table-cell>
          <table:table-cell office:value-type="float" office:value="3.12771688135593" calcext:value-type="float">
            <text:p>3.127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031215819209" calcext:value-type="float">
            <text:p>2.26031</text:p>
          </table:table-cell>
          <table:table-cell office:value-type="float" office:value="2.24629125423729" calcext:value-type="float">
            <text:p>2.24629</text:p>
          </table:table-cell>
          <table:table-cell office:value-type="float" office:value="2.95195227118644" calcext:value-type="float">
            <text:p>2.95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71005649718" calcext:value-type="float">
            <text:p>2.24271</text:p>
          </table:table-cell>
          <table:table-cell office:value-type="float" office:value="2.26842225988701" calcext:value-type="float">
            <text:p>2.26842</text:p>
          </table:table-cell>
          <table:table-cell office:value-type="float" office:value="2.98103810169492" calcext:value-type="float">
            <text:p>2.981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650081355932" calcext:value-type="float">
            <text:p>2.3165</text:p>
          </table:table-cell>
          <table:table-cell office:value-type="float" office:value="2.24148488135593" calcext:value-type="float">
            <text:p>2.24148</text:p>
          </table:table-cell>
          <table:table-cell office:value-type="float" office:value="3.05533586440678" calcext:value-type="float">
            <text:p>3.055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048650847458" calcext:value-type="float">
            <text:p>2.24049</text:p>
          </table:table-cell>
          <table:table-cell office:value-type="float" office:value="2.40026842937853" calcext:value-type="float">
            <text:p>2.40027</text:p>
          </table:table-cell>
          <table:table-cell office:value-type="float" office:value="3.66636311864407" calcext:value-type="float">
            <text:p>3.66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36334463277" calcext:value-type="float">
            <text:p>2.26736</text:p>
          </table:table-cell>
          <table:table-cell office:value-type="float" office:value="2.23742526553672" calcext:value-type="float">
            <text:p>2.23743</text:p>
          </table:table-cell>
          <table:table-cell office:value-type="float" office:value="2.98384922033898" calcext:value-type="float">
            <text:p>2.983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45918644068" calcext:value-type="float">
            <text:p>2.23646</text:p>
          </table:table-cell>
          <table:table-cell office:value-type="float" office:value="2.25979387570622" calcext:value-type="float">
            <text:p>2.25979</text:p>
          </table:table-cell>
          <table:table-cell office:value-type="float" office:value="3.07155471186441" calcext:value-type="float">
            <text:p>3.071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867701694915" calcext:value-type="float">
            <text:p>2.22868</text:p>
          </table:table-cell>
          <table:table-cell office:value-type="float" office:value="2.24430560451977" calcext:value-type="float">
            <text:p>2.24431</text:p>
          </table:table-cell>
          <table:table-cell office:value-type="float" office:value="2.82168216949153" calcext:value-type="float">
            <text:p>2.821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97624858757" calcext:value-type="float">
            <text:p>2.22798</text:p>
          </table:table-cell>
          <table:table-cell office:value-type="float" office:value="2.35547692655367" calcext:value-type="float">
            <text:p>2.35548</text:p>
          </table:table-cell>
          <table:table-cell office:value-type="float" office:value="3.12056976271186" calcext:value-type="float">
            <text:p>3.120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64660338983" calcext:value-type="float">
            <text:p>2.22647</text:p>
          </table:table-cell>
          <table:table-cell office:value-type="float" office:value="2.30886106214689" calcext:value-type="float">
            <text:p>2.30886</text:p>
          </table:table-cell>
          <table:table-cell office:value-type="float" office:value="3.01928433898305" calcext:value-type="float">
            <text:p>3.01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42311864407" calcext:value-type="float">
            <text:p>2.22642</text:p>
          </table:table-cell>
          <table:table-cell office:value-type="float" office:value="2.2996762259887" calcext:value-type="float">
            <text:p>2.29968</text:p>
          </table:table-cell>
          <table:table-cell office:value-type="float" office:value="3.00300393220339" calcext:value-type="float">
            <text:p>3.0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04289265537" calcext:value-type="float">
            <text:p>2.22104</text:p>
          </table:table-cell>
          <table:table-cell office:value-type="float" office:value="2.40877170621469" calcext:value-type="float">
            <text:p>2.40877</text:p>
          </table:table-cell>
          <table:table-cell office:value-type="float" office:value="3.48741911864407" calcext:value-type="float">
            <text:p>3.487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62316384181" calcext:value-type="float">
            <text:p>2.21962</text:p>
          </table:table-cell>
          <table:table-cell office:value-type="float" office:value="2.35190519774011" calcext:value-type="float">
            <text:p>2.35191</text:p>
          </table:table-cell>
          <table:table-cell office:value-type="float" office:value="3.20393274576271" calcext:value-type="float">
            <text:p>3.203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61649717514" calcext:value-type="float">
            <text:p>2.21762</text:p>
          </table:table-cell>
          <table:table-cell office:value-type="float" office:value="2.30601423728814" calcext:value-type="float">
            <text:p>2.30601</text:p>
          </table:table-cell>
          <table:table-cell office:value-type="float" office:value="3.05949993220339" calcext:value-type="float">
            <text:p>3.05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71240677966" calcext:value-type="float">
            <text:p>2.27271</text:p>
          </table:table-cell>
          <table:table-cell office:value-type="float" office:value="2.21376461016949" calcext:value-type="float">
            <text:p>2.21376</text:p>
          </table:table-cell>
          <table:table-cell office:value-type="float" office:value="2.97042630508475" calcext:value-type="float">
            <text:p>2.970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69306214689" calcext:value-type="float">
            <text:p>2.21169</text:p>
          </table:table-cell>
          <table:table-cell office:value-type="float" office:value="2.34845407909604" calcext:value-type="float">
            <text:p>2.34845</text:p>
          </table:table-cell>
          <table:table-cell office:value-type="float" office:value="3.07608840677966" calcext:value-type="float">
            <text:p>3.076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53774011299" calcext:value-type="float">
            <text:p>2.20654</text:p>
          </table:table-cell>
          <table:table-cell office:value-type="float" office:value="2.34755401129943" calcext:value-type="float">
            <text:p>2.34755</text:p>
          </table:table-cell>
          <table:table-cell office:value-type="float" office:value="3.07975918644068" calcext:value-type="float">
            <text:p>3.07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1475706215" calcext:value-type="float">
            <text:p>2.20361</text:p>
          </table:table-cell>
          <table:table-cell office:value-type="float" office:value="2.40212097175141" calcext:value-type="float">
            <text:p>2.40212</text:p>
          </table:table-cell>
          <table:table-cell office:value-type="float" office:value="3.27724474576271" calcext:value-type="float">
            <text:p>3.277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5619868926554" calcext:value-type="float">
            <text:p>2.3562</text:p>
          </table:table-cell>
          <table:table-cell office:value-type="float" office:value="2.19889620338983" calcext:value-type="float">
            <text:p>2.1989</text:p>
          </table:table-cell>
          <table:table-cell office:value-type="float" office:value="3.03006481355932" calcext:value-type="float">
            <text:p>3.03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87057627119" calcext:value-type="float">
            <text:p>2.19687</text:p>
          </table:table-cell>
          <table:table-cell office:value-type="float" office:value="2.39255859887006" calcext:value-type="float">
            <text:p>2.39256</text:p>
          </table:table-cell>
          <table:table-cell office:value-type="float" office:value="3.32074766101695" calcext:value-type="float">
            <text:p>3.32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07602259887" calcext:value-type="float">
            <text:p>2.30908</text:p>
          </table:table-cell>
          <table:table-cell office:value-type="float" office:value="2.1960066440678" calcext:value-type="float">
            <text:p>2.19601</text:p>
          </table:table-cell>
          <table:table-cell office:value-type="float" office:value="2.95122413559322" calcext:value-type="float">
            <text:p>2.951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88409039548" calcext:value-type="float">
            <text:p>2.18788</text:p>
          </table:table-cell>
          <table:table-cell office:value-type="float" office:value="2.40617482485876" calcext:value-type="float">
            <text:p>2.40617</text:p>
          </table:table-cell>
          <table:table-cell office:value-type="float" office:value="3.25172501694915" calcext:value-type="float">
            <text:p>3.251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22967231638" calcext:value-type="float">
            <text:p>2.17623</text:p>
          </table:table-cell>
          <table:table-cell office:value-type="float" office:value="2.3865562259887" calcext:value-type="float">
            <text:p>2.38656</text:p>
          </table:table-cell>
          <table:table-cell office:value-type="float" office:value="3.14495023728814" calcext:value-type="float">
            <text:p>3.14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123077966102" calcext:value-type="float">
            <text:p>2.33123</text:p>
          </table:table-cell>
          <table:table-cell office:value-type="float" office:value="2.17145688135593" calcext:value-type="float">
            <text:p>2.17146</text:p>
          </table:table-cell>
          <table:table-cell office:value-type="float" office:value="3.060672" calcext:value-type="float">
            <text:p>3.060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997893785311" calcext:value-type="float">
            <text:p>2.12998</text:p>
          </table:table-cell>
          <table:table-cell office:value-type="float" office:value="2.52149340112994" calcext:value-type="float">
            <text:p>2.52149</text:p>
          </table:table-cell>
          <table:table-cell office:value-type="float" office:value="3.62186115254237" calcext:value-type="float">
            <text:p>3.62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147613559322" calcext:value-type="float">
            <text:p>2.35148</text:p>
          </table:table-cell>
          <table:table-cell office:value-type="float" office:value="2.07295918644068" calcext:value-type="float">
            <text:p>2.07296</text:p>
          </table:table-cell>
          <table:table-cell office:value-type="float" office:value="2.95981261016949" calcext:value-type="float">
            <text:p>2.959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5" calcext:value-type="float">
            <text:p>5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5" calcext:value-type="float">
            <text:p>5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0" calcext:value-type="float">
            <text:p>0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950872316384" calcext:value-type="float">
            <text:p>2.14951</text:p>
          </table:table-cell>
          <table:table-cell office:value-type="float" office:value="2.48522567231638" calcext:value-type="float">
            <text:p>2.48523</text:p>
          </table:table-cell>
          <table:table-cell office:value-type="float" office:value="3.56467227118644" calcext:value-type="float">
            <text:p>3.56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1:.BS15])" office:value-type="float" office:value="2.29583588097928" calcext:value-type="float">
            <text:p>2.29584</text:p>
          </table:table-cell>
          <table:table-cell table:formula="of:=AVERAGE([.BT1:.BT15])" office:value-type="float" office:value="2.21118300715631" calcext:value-type="float">
            <text:p>2.21118</text:p>
          </table:table-cell>
          <table:table-cell table:formula="of:=AVERAGE([.BU1:.BU15])" office:value-type="float" office:value="2.99042809491525" calcext:value-type="float">
            <text:p>2.990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17204519774" calcext:value-type="float">
            <text:p>2.23217</text:p>
          </table:table-cell>
          <table:table-cell office:value-type="float" office:value="2.37999012429379" calcext:value-type="float">
            <text:p>2.37999</text:p>
          </table:table-cell>
          <table:table-cell office:value-type="float" office:value="3.28590833898305" calcext:value-type="float">
            <text:p>3.285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1:.BS5])" office:value-type="float" office:value="2.28490434350282" calcext:value-type="float">
            <text:p>2.2849</text:p>
          </table:table-cell>
          <table:table-cell table:formula="of:=AVERAGE([.BT1:.BT5])" office:value-type="float" office:value="2.23484542824859" calcext:value-type="float">
            <text:p>2.23485</text:p>
          </table:table-cell>
          <table:table-cell table:formula="of:=AVERAGE([.BU1:.BU5])" office:value-type="float" office:value="3.03371124067796" calcext:value-type="float">
            <text:p>3.033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872924293785" calcext:value-type="float">
            <text:p>2.34873</text:p>
          </table:table-cell>
          <table:table-cell office:value-type="float" office:value="2.04082551412429" calcext:value-type="float">
            <text:p>2.04083</text:p>
          </table:table-cell>
          <table:table-cell office:value-type="float" office:value="2.72950915254237" calcext:value-type="float">
            <text:p>2.729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22865536723" calcext:value-type="float">
            <text:p>2.34723</text:p>
          </table:table-cell>
          <table:table-cell office:value-type="float" office:value="2.08772074576271" calcext:value-type="float">
            <text:p>2.08772</text:p>
          </table:table-cell>
          <table:table-cell office:value-type="float" office:value="2.67924094915254" calcext:value-type="float">
            <text:p>2.679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688305084746" calcext:value-type="float">
            <text:p>2.34688</text:p>
          </table:table-cell>
          <table:table-cell office:value-type="float" office:value="2.18046508474576" calcext:value-type="float">
            <text:p>2.18047</text:p>
          </table:table-cell>
          <table:table-cell office:value-type="float" office:value="2.90922549152542" calcext:value-type="float">
            <text:p>2.909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195098305085" calcext:value-type="float">
            <text:p>2.33195</text:p>
          </table:table-cell>
          <table:table-cell office:value-type="float" office:value="2.13662962711864" calcext:value-type="float">
            <text:p>2.13663</text:p>
          </table:table-cell>
          <table:table-cell office:value-type="float" office:value="2.8362866440678" calcext:value-type="float">
            <text:p>2.836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849435028249" calcext:value-type="float">
            <text:p>2.32849</text:p>
          </table:table-cell>
          <table:table-cell office:value-type="float" office:value="2.18239604519774" calcext:value-type="float">
            <text:p>2.1824</text:p>
          </table:table-cell>
          <table:table-cell office:value-type="float" office:value="3.06950020338983" calcext:value-type="float">
            <text:p>3.06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596273446328" calcext:value-type="float">
            <text:p>2.32596</text:p>
          </table:table-cell>
          <table:table-cell office:value-type="float" office:value="2.16609934463277" calcext:value-type="float">
            <text:p>2.1661</text:p>
          </table:table-cell>
          <table:table-cell office:value-type="float" office:value="2.98855783050847" calcext:value-type="float">
            <text:p>2.988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26110960452" calcext:value-type="float">
            <text:p>2.32261</text:p>
          </table:table-cell>
          <table:table-cell office:value-type="float" office:value="2.13488940112994" calcext:value-type="float">
            <text:p>2.13489</text:p>
          </table:table-cell>
          <table:table-cell office:value-type="float" office:value="2.79276149152542" calcext:value-type="float">
            <text:p>2.792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572" calcext:value-type="float">
            <text:p>2.25757</text:p>
          </table:table-cell>
          <table:table-cell office:value-type="float" office:value="2.3069729039548" calcext:value-type="float">
            <text:p>2.30697</text:p>
          </table:table-cell>
          <table:table-cell office:value-type="float" office:value="3.09403308474576" calcext:value-type="float">
            <text:p>3.094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1618079096" calcext:value-type="float">
            <text:p>2.24416</text:p>
          </table:table-cell>
          <table:table-cell office:value-type="float" office:value="2.30647254237288" calcext:value-type="float">
            <text:p>2.30647</text:p>
          </table:table-cell>
          <table:table-cell office:value-type="float" office:value="3.25689410169491" calcext:value-type="float">
            <text:p>3.256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305005649718" calcext:value-type="float">
            <text:p>2.30305</text:p>
          </table:table-cell>
          <table:table-cell office:value-type="float" office:value="2.13459435028249" calcext:value-type="float">
            <text:p>2.13459</text:p>
          </table:table-cell>
          <table:table-cell office:value-type="float" office:value="2.77093261016949" calcext:value-type="float">
            <text:p>2.770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70555932203" calcext:value-type="float">
            <text:p>2.30271</text:p>
          </table:table-cell>
          <table:table-cell office:value-type="float" office:value="2.21168680225989" calcext:value-type="float">
            <text:p>2.21169</text:p>
          </table:table-cell>
          <table:table-cell office:value-type="float" office:value="3.01443281355932" calcext:value-type="float">
            <text:p>3.01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2917514124" calcext:value-type="float">
            <text:p>2.29903</text:p>
          </table:table-cell>
          <table:table-cell office:value-type="float" office:value="2.19668092655367" calcext:value-type="float">
            <text:p>2.19668</text:p>
          </table:table-cell>
          <table:table-cell office:value-type="float" office:value="2.87870237288136" calcext:value-type="float">
            <text:p>2.87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47873446328" calcext:value-type="float">
            <text:p>2.29748</text:p>
          </table:table-cell>
          <table:table-cell office:value-type="float" office:value="2.21709602259887" calcext:value-type="float">
            <text:p>2.2171</text:p>
          </table:table-cell>
          <table:table-cell office:value-type="float" office:value="2.98576406779661" calcext:value-type="float">
            <text:p>2.985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605279096045" calcext:value-type="float">
            <text:p>2.29605</text:p>
          </table:table-cell>
          <table:table-cell office:value-type="float" office:value="2.28462216949153" calcext:value-type="float">
            <text:p>2.28462</text:p>
          </table:table-cell>
          <table:table-cell office:value-type="float" office:value="3.17309179661017" calcext:value-type="float">
            <text:p>3.17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16:.BS30])" office:value-type="float" office:value="2.26573231487759" calcext:value-type="float">
            <text:p>2.26573</text:p>
          </table:table-cell>
          <table:table-cell table:formula="of:=AVERAGE([.BT16:.BT30])" office:value-type="float" office:value="2.23751719623352" calcext:value-type="float">
            <text:p>2.23752</text:p>
          </table:table-cell>
          <table:table-cell table:formula="of:=AVERAGE([.BU16:.BU30])" office:value-type="float" office:value="2.95138464180791" calcext:value-type="float">
            <text:p>2.9513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82971751412" calcext:value-type="float">
            <text:p>2.29483</text:p>
          </table:table-cell>
          <table:table-cell office:value-type="float" office:value="2.09647751412429" calcext:value-type="float">
            <text:p>2.09648</text:p>
          </table:table-cell>
          <table:table-cell office:value-type="float" office:value="2.52016650847458" calcext:value-type="float">
            <text:p>2.520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6828381016949" calcext:value-type="float">
            <text:p>2.26828</text:p>
          </table:table-cell>
          <table:table-cell table:formula="of:=AVERAGE([.BT16:.BT20])" office:value-type="float" office:value="2.22932091751412" calcext:value-type="float">
            <text:p>2.22932</text:p>
          </table:table-cell>
          <table:table-cell table:formula="of:=AVERAGE([.BU16:.BU20])" office:value-type="float" office:value="2.90221467118644" calcext:value-type="float">
            <text:p>2.90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111536723164" calcext:value-type="float">
            <text:p>2.23112</text:p>
          </table:table-cell>
          <table:table-cell office:value-type="float" office:value="2.29265536723164" calcext:value-type="float">
            <text:p>2.29266</text:p>
          </table:table-cell>
          <table:table-cell office:value-type="float" office:value="2.96725206779661" calcext:value-type="float">
            <text:p>2.967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22259887006" calcext:value-type="float">
            <text:p>2.28722</text:p>
          </table:table-cell>
          <table:table-cell office:value-type="float" office:value="2.1873002259887" calcext:value-type="float">
            <text:p>2.1873</text:p>
          </table:table-cell>
          <table:table-cell office:value-type="float" office:value="2.85500881355932" calcext:value-type="float">
            <text:p>2.85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19857627119" calcext:value-type="float">
            <text:p>2.2322</text:p>
          </table:table-cell>
          <table:table-cell office:value-type="float" office:value="2.28554931073446" calcext:value-type="float">
            <text:p>2.28555</text:p>
          </table:table-cell>
          <table:table-cell office:value-type="float" office:value="2.99555416949153" calcext:value-type="float">
            <text:p>2.995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280989830508" calcext:value-type="float">
            <text:p>2.28281</text:p>
          </table:table-cell>
          <table:table-cell office:value-type="float" office:value="2.22568741242938" calcext:value-type="float">
            <text:p>2.22569</text:p>
          </table:table-cell>
          <table:table-cell office:value-type="float" office:value="3.0686093559322" calcext:value-type="float">
            <text:p>3.068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83444067797" calcext:value-type="float">
            <text:p>2.27783</text:p>
          </table:table-cell>
          <table:table-cell office:value-type="float" office:value="2.20997590960452" calcext:value-type="float">
            <text:p>2.20998</text:p>
          </table:table-cell>
          <table:table-cell office:value-type="float" office:value="2.98941776271186" calcext:value-type="float">
            <text:p>2.989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76770621469" calcext:value-type="float">
            <text:p>2.27277</text:p>
          </table:table-cell>
          <table:table-cell office:value-type="float" office:value="2.2079704180791" calcext:value-type="float">
            <text:p>2.20797</text:p>
          </table:table-cell>
          <table:table-cell office:value-type="float" office:value="2.91153383050847" calcext:value-type="float">
            <text:p>2.911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02077740113" calcext:value-type="float">
            <text:p>2.26021</text:p>
          </table:table-cell>
          <table:table-cell office:value-type="float" office:value="2.26748766101695" calcext:value-type="float">
            <text:p>2.26749</text:p>
          </table:table-cell>
          <table:table-cell office:value-type="float" office:value="2.97092718644068" calcext:value-type="float">
            <text:p>2.970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2458079096" calcext:value-type="float">
            <text:p>2.26725</text:p>
          </table:table-cell>
          <table:table-cell office:value-type="float" office:value="2.22736140112994" calcext:value-type="float">
            <text:p>2.22736</text:p>
          </table:table-cell>
          <table:table-cell office:value-type="float" office:value="2.83148610169491" calcext:value-type="float">
            <text:p>2.831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42578531073" calcext:value-type="float">
            <text:p>2.26043</text:p>
          </table:table-cell>
          <table:table-cell office:value-type="float" office:value="2.23782838418079" calcext:value-type="float">
            <text:p>2.23783</text:p>
          </table:table-cell>
          <table:table-cell office:value-type="float" office:value="2.97123416949153" calcext:value-type="float">
            <text:p>2.971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02207909605" calcext:value-type="float">
            <text:p>2.25902</text:p>
          </table:table-cell>
          <table:table-cell office:value-type="float" office:value="2.24449055367232" calcext:value-type="float">
            <text:p>2.24449</text:p>
          </table:table-cell>
          <table:table-cell office:value-type="float" office:value="2.94330983050847" calcext:value-type="float">
            <text:p>2.943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45957062147" calcext:value-type="float">
            <text:p>2.25746</text:p>
          </table:table-cell>
          <table:table-cell office:value-type="float" office:value="2.22030465536723" calcext:value-type="float">
            <text:p>2.2203</text:p>
          </table:table-cell>
          <table:table-cell office:value-type="float" office:value="2.80898793220339" calcext:value-type="float">
            <text:p>2.808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48962711864" calcext:value-type="float">
            <text:p>2.25349</text:p>
          </table:table-cell>
          <table:table-cell office:value-type="float" office:value="2.25482205649718" calcext:value-type="float">
            <text:p>2.25482</text:p>
          </table:table-cell>
          <table:table-cell office:value-type="float" office:value="3.10600216949153" calcext:value-type="float">
            <text:p>3.1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30298305085" calcext:value-type="float">
            <text:p>2.2533</text:p>
          </table:table-cell>
          <table:table-cell office:value-type="float" office:value="2.3202249039548" calcext:value-type="float">
            <text:p>2.32022</text:p>
          </table:table-cell>
          <table:table-cell office:value-type="float" office:value="3.15818793220339" calcext:value-type="float">
            <text:p>3.158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78978531073" calcext:value-type="float">
            <text:p>2.25179</text:p>
          </table:table-cell>
          <table:table-cell office:value-type="float" office:value="2.27247091525424" calcext:value-type="float">
            <text:p>2.27247</text:p>
          </table:table-cell>
          <table:table-cell office:value-type="float" office:value="3.08785247457627" calcext:value-type="float">
            <text:p>3.087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31:.BS45])" office:value-type="float" office:value="2.24792539359699" calcext:value-type="float">
            <text:p>2.24793</text:p>
          </table:table-cell>
          <table:table-cell table:formula="of:=AVERAGE([.BT31:.BT45])" office:value-type="float" office:value="2.28526662900188" calcext:value-type="float">
            <text:p>2.28527</text:p>
          </table:table-cell>
          <table:table-cell table:formula="of:=AVERAGE([.BU31:.BU45])" office:value-type="float" office:value="3.08850625084746" calcext:value-type="float">
            <text:p>3.088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73279096045" calcext:value-type="float">
            <text:p>2.24973</text:p>
          </table:table-cell>
          <table:table-cell office:value-type="float" office:value="2.2512938079096" calcext:value-type="float">
            <text:p>2.25129</text:p>
          </table:table-cell>
          <table:table-cell office:value-type="float" office:value="2.96494806779661" calcext:value-type="float">
            <text:p>2.96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31:.BS35])" office:value-type="float" office:value="2.24910128361582" calcext:value-type="float">
            <text:p>2.2491</text:p>
          </table:table-cell>
          <table:table-cell table:formula="of:=AVERAGE([.BT31:.BT35])" office:value-type="float" office:value="2.2833987299435" calcext:value-type="float">
            <text:p>2.2834</text:p>
          </table:table-cell>
          <table:table-cell table:formula="of:=AVERAGE([.BU31:.BU35])" office:value-type="float" office:value="3.13059205423729" calcext:value-type="float">
            <text:p>3.1305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860442937853" calcext:value-type="float">
            <text:p>2.2486</text:p>
          </table:table-cell>
          <table:table-cell office:value-type="float" office:value="2.34208081355932" calcext:value-type="float">
            <text:p>2.34208</text:p>
          </table:table-cell>
          <table:table-cell office:value-type="float" office:value="3.43032433898305" calcext:value-type="float">
            <text:p>3.430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00325423729" calcext:value-type="float">
            <text:p>2.248</text:p>
          </table:table-cell>
          <table:table-cell office:value-type="float" office:value="2.26988607909605" calcext:value-type="float">
            <text:p>2.26989</text:p>
          </table:table-cell>
          <table:table-cell office:value-type="float" office:value="3.04211850847458" calcext:value-type="float">
            <text:p>3.042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37615819209" calcext:value-type="float">
            <text:p>2.24738</text:p>
          </table:table-cell>
          <table:table-cell office:value-type="float" office:value="2.2812620338983" calcext:value-type="float">
            <text:p>2.28126</text:p>
          </table:table-cell>
          <table:table-cell office:value-type="float" office:value="3.12771688135593" calcext:value-type="float">
            <text:p>3.127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031215819209" calcext:value-type="float">
            <text:p>2.26031</text:p>
          </table:table-cell>
          <table:table-cell office:value-type="float" office:value="2.24629125423729" calcext:value-type="float">
            <text:p>2.24629</text:p>
          </table:table-cell>
          <table:table-cell office:value-type="float" office:value="2.95195227118644" calcext:value-type="float">
            <text:p>2.95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71005649718" calcext:value-type="float">
            <text:p>2.24271</text:p>
          </table:table-cell>
          <table:table-cell office:value-type="float" office:value="2.26842225988701" calcext:value-type="float">
            <text:p>2.26842</text:p>
          </table:table-cell>
          <table:table-cell office:value-type="float" office:value="2.98103810169492" calcext:value-type="float">
            <text:p>2.981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650081355932" calcext:value-type="float">
            <text:p>2.3165</text:p>
          </table:table-cell>
          <table:table-cell office:value-type="float" office:value="2.24148488135593" calcext:value-type="float">
            <text:p>2.24148</text:p>
          </table:table-cell>
          <table:table-cell office:value-type="float" office:value="3.05533586440678" calcext:value-type="float">
            <text:p>3.055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048650847458" calcext:value-type="float">
            <text:p>2.24049</text:p>
          </table:table-cell>
          <table:table-cell office:value-type="float" office:value="2.40026842937853" calcext:value-type="float">
            <text:p>2.40027</text:p>
          </table:table-cell>
          <table:table-cell office:value-type="float" office:value="3.66636311864407" calcext:value-type="float">
            <text:p>3.66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36334463277" calcext:value-type="float">
            <text:p>2.26736</text:p>
          </table:table-cell>
          <table:table-cell office:value-type="float" office:value="2.23742526553672" calcext:value-type="float">
            <text:p>2.23743</text:p>
          </table:table-cell>
          <table:table-cell office:value-type="float" office:value="2.98384922033898" calcext:value-type="float">
            <text:p>2.983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45918644068" calcext:value-type="float">
            <text:p>2.23646</text:p>
          </table:table-cell>
          <table:table-cell office:value-type="float" office:value="2.25979387570622" calcext:value-type="float">
            <text:p>2.25979</text:p>
          </table:table-cell>
          <table:table-cell office:value-type="float" office:value="3.07155471186441" calcext:value-type="float">
            <text:p>3.071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867701694915" calcext:value-type="float">
            <text:p>2.22868</text:p>
          </table:table-cell>
          <table:table-cell office:value-type="float" office:value="2.24430560451977" calcext:value-type="float">
            <text:p>2.24431</text:p>
          </table:table-cell>
          <table:table-cell office:value-type="float" office:value="2.82168216949153" calcext:value-type="float">
            <text:p>2.821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97624858757" calcext:value-type="float">
            <text:p>2.22798</text:p>
          </table:table-cell>
          <table:table-cell office:value-type="float" office:value="2.35547692655367" calcext:value-type="float">
            <text:p>2.35548</text:p>
          </table:table-cell>
          <table:table-cell office:value-type="float" office:value="3.12056976271186" calcext:value-type="float">
            <text:p>3.120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64660338983" calcext:value-type="float">
            <text:p>2.22647</text:p>
          </table:table-cell>
          <table:table-cell office:value-type="float" office:value="2.30886106214689" calcext:value-type="float">
            <text:p>2.30886</text:p>
          </table:table-cell>
          <table:table-cell office:value-type="float" office:value="3.01928433898305" calcext:value-type="float">
            <text:p>3.01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42311864407" calcext:value-type="float">
            <text:p>2.22642</text:p>
          </table:table-cell>
          <table:table-cell office:value-type="float" office:value="2.2996762259887" calcext:value-type="float">
            <text:p>2.29968</text:p>
          </table:table-cell>
          <table:table-cell office:value-type="float" office:value="3.00300393220339" calcext:value-type="float">
            <text:p>3.0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04289265537" calcext:value-type="float">
            <text:p>2.22104</text:p>
          </table:table-cell>
          <table:table-cell office:value-type="float" office:value="2.40877170621469" calcext:value-type="float">
            <text:p>2.40877</text:p>
          </table:table-cell>
          <table:table-cell office:value-type="float" office:value="3.48741911864407" calcext:value-type="float">
            <text:p>3.487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46:.BS60])" office:value-type="float" office:value="2.23945236158192" calcext:value-type="float">
            <text:p>2.23945</text:p>
          </table:table-cell>
          <table:table-cell table:formula="of:=AVERAGE([.BT46:.BT60])" office:value-type="float" office:value="2.31497911864407" calcext:value-type="float">
            <text:p>2.31498</text:p>
          </table:table-cell>
          <table:table-cell table:formula="of:=AVERAGE([.BU46:.BU60])" office:value-type="float" office:value="3.16636187118644" calcext:value-type="float">
            <text:p>3.16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62316384181" calcext:value-type="float">
            <text:p>2.21962</text:p>
          </table:table-cell>
          <table:table-cell office:value-type="float" office:value="2.35190519774011" calcext:value-type="float">
            <text:p>2.35191</text:p>
          </table:table-cell>
          <table:table-cell office:value-type="float" office:value="3.20393274576271" calcext:value-type="float">
            <text:p>3.203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46:.BS50])" office:value-type="float" office:value="2.22853760451977" calcext:value-type="float">
            <text:p>2.22854</text:p>
          </table:table-cell>
          <table:table-cell table:formula="of:=AVERAGE([.BT46:.BT50])" office:value-type="float" office:value="2.32578196610169" calcext:value-type="float">
            <text:p>2.32578</text:p>
          </table:table-cell>
          <table:table-cell table:formula="of:=AVERAGE([.BU46:.BU50])" office:value-type="float" office:value="3.15947330169492" calcext:value-type="float">
            <text:p>3.15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61649717514" calcext:value-type="float">
            <text:p>2.21762</text:p>
          </table:table-cell>
          <table:table-cell office:value-type="float" office:value="2.30601423728814" calcext:value-type="float">
            <text:p>2.30601</text:p>
          </table:table-cell>
          <table:table-cell office:value-type="float" office:value="3.05949993220339" calcext:value-type="float">
            <text:p>3.05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71240677966" calcext:value-type="float">
            <text:p>2.27271</text:p>
          </table:table-cell>
          <table:table-cell office:value-type="float" office:value="2.21376461016949" calcext:value-type="float">
            <text:p>2.21376</text:p>
          </table:table-cell>
          <table:table-cell office:value-type="float" office:value="2.97042630508475" calcext:value-type="float">
            <text:p>2.970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69306214689" calcext:value-type="float">
            <text:p>2.21169</text:p>
          </table:table-cell>
          <table:table-cell office:value-type="float" office:value="2.34845407909604" calcext:value-type="float">
            <text:p>2.34845</text:p>
          </table:table-cell>
          <table:table-cell office:value-type="float" office:value="3.07608840677966" calcext:value-type="float">
            <text:p>3.076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53774011299" calcext:value-type="float">
            <text:p>2.20654</text:p>
          </table:table-cell>
          <table:table-cell office:value-type="float" office:value="2.34755401129943" calcext:value-type="float">
            <text:p>2.34755</text:p>
          </table:table-cell>
          <table:table-cell office:value-type="float" office:value="3.07975918644068" calcext:value-type="float">
            <text:p>3.07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1475706215" calcext:value-type="float">
            <text:p>2.20361</text:p>
          </table:table-cell>
          <table:table-cell office:value-type="float" office:value="2.40212097175141" calcext:value-type="float">
            <text:p>2.40212</text:p>
          </table:table-cell>
          <table:table-cell office:value-type="float" office:value="3.27724474576271" calcext:value-type="float">
            <text:p>3.277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5619868926554" calcext:value-type="float">
            <text:p>2.3562</text:p>
          </table:table-cell>
          <table:table-cell office:value-type="float" office:value="2.19889620338983" calcext:value-type="float">
            <text:p>2.1989</text:p>
          </table:table-cell>
          <table:table-cell office:value-type="float" office:value="3.03006481355932" calcext:value-type="float">
            <text:p>3.03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87057627119" calcext:value-type="float">
            <text:p>2.19687</text:p>
          </table:table-cell>
          <table:table-cell office:value-type="float" office:value="2.39255859887006" calcext:value-type="float">
            <text:p>2.39256</text:p>
          </table:table-cell>
          <table:table-cell office:value-type="float" office:value="3.32074766101695" calcext:value-type="float">
            <text:p>3.32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07602259887" calcext:value-type="float">
            <text:p>2.30908</text:p>
          </table:table-cell>
          <table:table-cell office:value-type="float" office:value="2.1960066440678" calcext:value-type="float">
            <text:p>2.19601</text:p>
          </table:table-cell>
          <table:table-cell office:value-type="float" office:value="2.95122413559322" calcext:value-type="float">
            <text:p>2.951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88409039548" calcext:value-type="float">
            <text:p>2.18788</text:p>
          </table:table-cell>
          <table:table-cell office:value-type="float" office:value="2.40617482485876" calcext:value-type="float">
            <text:p>2.40617</text:p>
          </table:table-cell>
          <table:table-cell office:value-type="float" office:value="3.25172501694915" calcext:value-type="float">
            <text:p>3.251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22967231638" calcext:value-type="float">
            <text:p>2.17623</text:p>
          </table:table-cell>
          <table:table-cell office:value-type="float" office:value="2.3865562259887" calcext:value-type="float">
            <text:p>2.38656</text:p>
          </table:table-cell>
          <table:table-cell office:value-type="float" office:value="3.14495023728814" calcext:value-type="float">
            <text:p>3.14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123077966102" calcext:value-type="float">
            <text:p>2.33123</text:p>
          </table:table-cell>
          <table:table-cell office:value-type="float" office:value="2.17145688135593" calcext:value-type="float">
            <text:p>2.17146</text:p>
          </table:table-cell>
          <table:table-cell office:value-type="float" office:value="3.060672" calcext:value-type="float">
            <text:p>3.060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997893785311" calcext:value-type="float">
            <text:p>2.12998</text:p>
          </table:table-cell>
          <table:table-cell office:value-type="float" office:value="2.52149340112994" calcext:value-type="float">
            <text:p>2.52149</text:p>
          </table:table-cell>
          <table:table-cell office:value-type="float" office:value="3.62186115254237" calcext:value-type="float">
            <text:p>3.62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147613559322" calcext:value-type="float">
            <text:p>2.35148</text:p>
          </table:table-cell>
          <table:table-cell office:value-type="float" office:value="2.07295918644068" calcext:value-type="float">
            <text:p>2.07296</text:p>
          </table:table-cell>
          <table:table-cell office:value-type="float" office:value="2.95981261016949" calcext:value-type="float">
            <text:p>2.959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5" calcext:value-type="float">
            <text:p>5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5" calcext:value-type="float">
            <text:p>5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0" calcext:value-type="float">
            <text:p>0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8:58.145962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19:29.16611133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4" meta:object-count="0"/>
  </office:meta>
</office:document-meta>
</file>